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color="#000000"/>
    </style:style>
    <style:style style:name="T38" style:parent-style-name="Policepardéfaut" style:family="text">
      <style:text-properties fo:color="#000000"/>
    </style:style>
    <style:style style:name="T39" style:parent-style-name="Policepardéfaut" style:family="text">
      <style:text-properties fo:color="#000000"/>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T43" style:parent-style-name="Policepardéfaut" style:family="text">
      <style:text-properties fo:color="#000000"/>
    </style:style>
    <style:style style:name="P44" style:parent-style-name="Standard" style:family="paragraph">
      <style:paragraph-properties fo:text-align="justify"/>
    </style:style>
  </office:automatic-styles>
  <office:body>
    <office:text text:use-soft-page-breaks="true">
      <text:p text:style-name="P1">Interview Shiro games</text:p>
      <text:p text:style-name="P2"/>
      <text:p text:style-name="P3">Nous avons eu l'occasion de rencontrer Sébastien Vidal ainsi que Nicolas Canasse, les deux créateurs de Shiro Games, Shiro signifiant « Château Blanc » en<text:s/>japonais et<text:s/>toutes leurs équipes<text:s/>dans<text:s/>leurs studios<text:s/>cours de l'intendance à Bordeaux.</text:p>
      <text:p text:style-name="P4">Nous nous sommes<text:s/>entretenus<text:s/>avec Sébastien Vidal qui a accepté de répondre à nos questions.</text:p>
      <text:p text:style-name="P5"/>
      <text:p text:style-name="P6">Son Parcours ?</text:p>
      <text:p text:style-name="P7">Sébastien Vidal est tombé par hasard dans l'univers du jeu<text:s/>vidéo, <text:s text:c="2"/>il a d'abord fait une licence langue et civilisations étrangère en Anglais puis à la recherche d'emploi, il postula à <text:s/>jeuxvideo.com leur base se trouvant à Aurillac sa ville d'origine C'est alors que débute son aventure dans l'univers du jeu vidéo en<text:s/>tant que journaliste pendant 2 ans. Ensuite, il a postulé à France Télécom dans <text:s/>la filiale des jeux en lignes. Il a participé au développement des MMO en ligne comme Counter Strike en 2000. Avec ses collègues ils ont développé le principe de « match and login » le premier langage des jeux MMO. Il a activement développé cette filiale pendant 4 ans. Par la suite il a était choisie pour devenir le directeur de la branche européenne de Ncsoft une entreprise de jeux<text:s/>vidéo<text:s/>en Corée, il occupait le poste de COO(chief operating officer) c'est-à-dire le directeur d'exploitation. Il accumule 15 ans d'expérience dans le domaine du jeu vidéo. Il occupe plusieurs poste au sein de l'entreprise comme administrateur, marketing, game play..</text:p>
      <text:p text:style-name="P8">Il y a un <text:s/>an et demi il a décidé de monter l'entreprise Shiro Games avec Nicolas Canasse.</text:p>
      <text:p text:style-name="P9">Nicolas Canasse est le créateur <text:s/>du langage informatique Haxe ,(un langage de programmation simple permettant de compiler en C++, Javascript, html, flash...) , il est le programmeur de Shiro Games,<text:s/>et avait déjà monté une boîte de jeu vidéo sur Bordeaux dont il était le co-fondateur, Motion-Twin fondé en 2001.</text:p>
      <text:p text:style-name="P10"/>
      <text:p text:style-name="P11">Pour leur studios indépendant, ils ont choisi le modèle économique où ils investissent leurs fond personnelles ( environ 20000€ par personne). A ce moment, il y avait 2 salariés expérimentés : Nicolas et Sébastien.</text:p>
      <text:p text:style-name="P12">Maintenant, ils sont 7 personnes salariés mais ils ne sortent pas encore vraiment de salaire de peur de ne pas pouvoir se relever si la sortie du deuxième je n'est pas aussi bonne qu'espérer.</text:p>
      <text:p text:style-name="P13">A côté, il reçoivent des aides de la CNC ( centre national du cinéma), mais il existe aussi des crédit d'impôt de recherche sur présentation de projet pour les studios de jeu vidéo.</text:p>
      <text:p text:style-name="P14"/>
      <text:p text:style-name="P15">Leur équipe est composée de 7 personnes mais l'entreprise veut<text:s/>continuer à<text:s/>s’agrandir, pourtant, ils préfèrent travailler en petit comité car cela est plus agréable humainement parlant, la bonne entende de tous les salariés est la clé du fonctionnement de Shiro Games.</text:p>
      <text:p text:style-name="P16">Pour eux, toutes les idées sont bonnes à prendre<text:s/>si elles sont bien faites !</text:p>
      <text:p text:style-name="P17">De cette manière, en 4 mois ils ont développé et lancer leur premier jeu en ligne : Evoland. L'idée est venue de Nicolas qui lors d'un game jam (un concours durant lequel on a un week-end pour créer un jeu vidéo) où le thème était l'évolution, Nicolas a eu l'idée de créer un jeu retraçant l'évolution des jeux vidéos(évolution des couleurs, du fond sonore, des déplacements, des graphismes..), il a d'ailleurs remporter le premier prix. Ils se sont donc servis de ce concept pour lancer le premier jeu Evoland qui a une version démo gratuite puis le jeu complet est achetable pour environ 10€. Ce jeu a été vendu à plus de 300 000 exemplaires. <text:s/>Grâce à ce jeu ils ont pu se lancer sur un projet de plus grande envergure, Until Dark, un jeu<text:s/>d'exploration et de survit, en 3D avec une map aléatoire, il faudrait environ 3000h pour explorer entièrement la map. Le principe c'est un je de coopération où la journée on peut se balader et découvrir l'histoire d'une ancienne civilisation avec des énigmes à résoudre et la nuit on campe car si on s'aventure dans les ténèbres,... QUI sait ce qui peut arriver....</text:p>
      <text:p text:style-name="P18">Ce jeu sortira dans 3 à 5 mois.</text:p>
      <text:p text:style-name="P19"/>
      <text:p text:style-name="P20"/>
      <text:p text:style-name="P21">Pour créer<text:s/>leurs jeux, ils utilisent les moteurs 3D et 2D créer par Nicolas Canasse, le programmateur<text:s/><text:soft-page-break/>principal.</text:p>
      <text:p text:style-name="P22"/>
      <text:p text:style-name="P23">Nous lui avons posé une question sur l'importance de l'anglais dans ce secteur d'activité, il nous a expliqué qu'au moins <text:s/>75% des ventes se font à l'étranger c'est pour cela que les jeux sont fait en anglais puis traduit en français de manière à ce que<text:s/>la meilleure version reste l'anglaise.</text:p>
      <text:p text:style-name="P24"/>
      <text:p text:style-name="P25">Il nous a expliqué le fonctionnement des métiers du jeu vidéo. Il y a 3 secteurs principaux : le game design (l'idée du jeu est sa création sur papier), la programmation, et le graphisme. Grâce à ses 3 corps de métiers on peut réaliser un jeu mais à l'intérieur il y a des<text:s/>spécialisations.</text:p>
      <text:p text:style-name="P26">Par exemple, en Art (= graphisme), il y a le concept art (celui qui va imaginer à quoi ressemblera l'univers graphique du jeu), le spécialiste en 2D, celui en 3D, le responsable de<text:s/>l'animation...</text:p>
      <text:p text:style-name="P27">En<text:s/>programmation,<text:s/>il y a des programmeurs mais dans les grandes sociétés, il faut se spécialisé donc on retrouve des programmeurs spécialisés dans la création de menus ou dans la côté physique de la programmation (gravité,obstacles..).</text:p>
      <text:p text:style-name="P28">En <text:s/>game<text:s/>design,<text:s/>on retrouve le game designer (celui qui imagine le jeu), le level designer (celui qui imagine les niveaux), celui qui s'oppuque de trouver<text:s/>les mécanismes<text:s/>du jeu (les règles du jeu), et le scénariste qui va « poser » correctement l'histoire.</text:p>
      <text:p text:style-name="P29"/>
      <text:p text:style-name="P30">Nous avons discuté de comment rentrer dans ce secteur, pour lui, la chose la plus importante est d'être passionné et d'avoir essayé de créer des jeux vidéos avant, cela montre l'investissement dans les projets et l'envi de travailler dans ce secteur. E même, il recommande les écoles comme ENJMIN à Angoulème ou Supinfo Game mais pour y rentrer, il faut aussi avoir fait des projets pur avoir une chance de passer les concours. <text:s/>Il existe aussi des écoles spécialisées dans le gaphisme comme ECV( école de communication visuelle) à Bordeaux. Lors d'un entretien d'embauche, ce qui fera la différence et si la personne à fait d'autres projets que les sujets d'examen guidés par les professeurset s'il a cherché à aller plus loin dans l’approfondissement de ses connaissances par lui-même.</text:p>
      <text:p text:style-name="P31"/>
      <text:p text:style-name="P32">Dans ce milieu, il n'y a pas de semaine type, l'emploi du temps varie selon le poste et surtout l'avancement du jeu. Dans le cas de Sebastien Vidal, il nous a<text:s/>expliqué que dans le mois il s'est rendu à une conférence de game<text:s/>developper<text:s/>à San Franciso 4 jour (17-21 mars) que plutôt en fin de mois il s'occupe de la partie administrative, il s'occupe aussi du gameplay et de la partie business donc son emploi du temps n'est absolument pas régulier et il ne compte pas ses heures. Par contre, tous les lundis une réunion a lieu au sein de l'entreprise pour établir le planning de la semaine et faire le point de l'avancement du projet de<text:s/>chacun,<text:s/>cette étape est obligatoire pour espérer sortir le jeu dans les temps et suivre le planning global d'avancement pré-établi au début.</text:p>
      <text:p text:style-name="P33"/>
      <text:p text:style-name="P34">Vous<text:s/><text:span text:style-name="T35">voulez</text:span><text:span text:style-name="T36"><text:s/></text:span><text:span text:style-name="T37">travaillez</text:span><text:s/>dans le jeu vidéo ? Alors il faut aller au Canada, c'est l'endroit où il y a le plus de travaille dans ce domaine, on peut y compter la filiale de Cyanide à Montréal, une entreprise française fondé en 2000 par d'anciens salariés d'Ubisoft, par exemple, ou bien Ubisoft ou encore<text:s/><text:span text:style-name="T38">Eidos ou Electronic Arts</text:span><text:span text:style-name="T39"><text:s/>. Le canada est<text:s/></text:span><text:span text:style-name="T40">devenue</text:span><text:span text:style-name="T41"><text:s/>en quelques<text:s/></text:span><text:span text:style-name="T42">années</text:span><text:span text:style-name="T43"><text:s/>l'Eldorado des développeurs de Jeux Vidéos.</text:span></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sa emery</meta:initial-creator>
    <dc:creator>Jimmy Gouraud</dc:creator>
    <meta:creation-date>2014-04-05T16:58:00Z</meta:creation-date>
    <dc:date>2015-02-23T22:46:00Z</dc:date>
    <meta:template xlink:href="Normal" xlink:type="simple"/>
    <meta:editing-cycles>7</meta:editing-cycles>
    <meta:editing-duration>PT16980S</meta:editing-duration>
    <meta:document-statistic meta:page-count="2" meta:paragraph-count="14" meta:word-count="1120" meta:character-count="7266" meta:row-count="51" meta:non-whitespace-character-count="6160"/>
  </office:meta>
</office:document-meta>
</file>